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erif CJK SC" svg:font-family="'Noto Serif CJK SC'" style:font-family-generic="roman" style:font-pitch="variable"/>
  </office:font-face-decls>
  <office:automatic-styles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text-properties fo:color="#ce93d8" loext:opacity="100%" style:font-name="FreeSans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paragraph-rsid="00219df5"/>
    </style:style>
    <style:style style:name="P4" style:family="paragraph" style:parent-style-name="Standard" style:master-page-name="MP0">
      <style:paragraph-properties style:page-number="auto" fo:break-before="page"/>
      <style:text-properties fo:color="#f48fb1" loext:opacity="100%" style:font-name="FreeSans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fo:color="#f48fb1" loext:opacity="100%" style:font-name="FreeSans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e16173" loext:opacity="100%" style:font-name="FreeSans" fo:font-size="28pt" fo:font-weight="bold" style:font-size-asian="28pt" style:font-weight-asian="bold" style:font-size-complex="28pt" style:font-weight-complex="bold"/>
    </style:style>
    <style:style style:name="P7" style:family="paragraph" style:parent-style-name="Standard">
      <style:text-properties fo:color="#ce93d8" loext:opacity="100%" style:font-name="FreeSans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color="#ce93d8" loext:opacity="100%" style:font-name="FreeSans"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text-properties officeooo:paragraph-rsid="0023af2a"/>
    </style:style>
    <style:style style:name="P10" style:family="paragraph" style:parent-style-name="Standard">
      <style:text-properties officeooo:paragraph-rsid="002660a5"/>
    </style:style>
    <style:style style:name="P11" style:family="paragraph" style:parent-style-name="Standard">
      <style:text-properties style:font-name="FreeSans"/>
    </style:style>
    <style:style style:name="P12" style:family="paragraph" style:parent-style-name="Standard">
      <style:text-properties style:font-name="FreeSans" fo:font-size="15pt" officeooo:paragraph-rsid="002660a5" style:font-size-asian="15pt" style:font-size-complex="15pt"/>
    </style:style>
    <style:style style:name="P13" style:family="paragraph" style:parent-style-name="Standard">
      <style:text-properties style:font-name="FreeSans" fo:font-size="15pt" fo:font-weight="bold" officeooo:paragraph-rsid="002660a5" style:font-size-asian="15pt" style:font-weight-asian="bold" style:font-size-complex="15pt" style:font-weight-complex="bold"/>
    </style:style>
    <style:style style:name="P14" style:family="paragraph" style:parent-style-name="Standard">
      <style:text-properties style:font-name="FreeSans" officeooo:paragraph-rsid="002660a5"/>
    </style:style>
    <style:style style:name="P15" style:family="paragraph" style:parent-style-name="Standard">
      <style:text-properties style:font-name="FreeSans" fo:font-size="18pt" fo:font-weight="bold" officeooo:paragraph-rsid="002660a5" style:font-size-asian="18pt" style:font-weight-asian="bold" style:font-size-complex="18pt" style:font-weight-complex="bold"/>
    </style:style>
    <style:style style:name="T1" style:family="text">
      <style:text-properties style:font-name="FreeSans"/>
    </style:style>
    <style:style style:name="T2" style:family="text">
      <style:text-properties style:font-name="FreeSans" fo:font-size="13pt" style:font-size-asian="13pt" style:font-size-complex="13pt"/>
    </style:style>
    <style:style style:name="T3" style:family="text">
      <style:text-properties style:font-name="FreeSans" fo:font-size="13pt" fo:font-weight="bold" style:font-size-asian="13pt" style:font-weight-asian="bold" style:font-size-complex="13pt" style:font-weight-complex="bold"/>
    </style:style>
    <style:style style:name="T4" style:family="text">
      <style:text-properties style:font-name="FreeSans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FreeSans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FreeSans" officeooo:rsid="002660a5"/>
    </style:style>
    <style:style style:name="T7" style:family="text">
      <style:text-properties fo:color="#f48fb1" loext:opacity="100%" style:font-name="FreeSans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48fb1" loext:opacity="100%" fo:font-size="24pt" fo:font-weight="bold" style:font-size-asian="24pt" style:font-weight-asian="bold" style:font-size-complex="24pt" style:font-weight-complex="bold"/>
    </style:style>
    <style:style style:name="T9" style:family="text">
      <style:text-properties officeooo:rsid="002660a5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style:font-name="FreeSans"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6">Thème 1: Exploration du passe géologique de la Terre</text:p>
      <text:p text:style-name="P5"/>
      <text:p text:style-name="P1"><text:span text:style-name="T8">Chapitre 1: Le temps et les roches</text:span></text:p>
      <text:p text:style-name="Standard"><text:span text:style-name="Police_20_par_20_défaut"><text:span text:style-name="T2"/></text:span></text:p>
      <text:p text:style-name="P9"><text:span text:style-name="Police_20_par_20_défaut"><text:span text:style-name="T2">Problématique : Comment déterminer l’age d’une roche ou d’un minéral?</text:span></text:span></text:p>
      <text:p text:style-name="P9"><text:span text:style-name="Police_20_par_20_défaut"><text:span text:style-name="T2">Comment identifier la suite des événements visible sur un affleurement géologique?</text:span></text:span></text:p>
      <text:p text:style-name="Standard"><text:span text:style-name="Police_20_par_20_défaut"><text:span text:style-name="T2"/></text:span></text:p>
      <text:p text:style-name="P7">I. Datation relative</text:p>
      <text:p text:style-name="P7"/>
      <text:p text:style-name="P2">1) Observation sur le terrain</text:p>
      <text:p text:style-name="P1"/>
      <text:p text:style-name="P1">Dans l’environnement on observe différents indices permettant de reconstituer la chronologie d’événements géologiques ayant eu lieu dans le passe.</text:p>
      <text:p text:style-name="P1"/>
      <text:p text:style-name="P1">Superposition: l’événement au dessus est toujours plus ancien que celui du dessous (sauf si plis couches).</text:p>
      <text:p text:style-name="P1">ex: couches sédimentaires.</text:p>
      <text:p text:style-name="P1">Inclusion: lorsqu’un élément en inclus un autre il est forcement plus ancien que celui qui l’entour.</text:p>
      <text:p text:style-name="P1">ex: galet des conglomérats.</text:p>
      <text:p text:style-name="P1">Recoupement: lorsqu’un élément recoupe un autre il est forcement plus ancien.</text:p>
      <text:p text:style-name="P1"/>
      <text:p text:style-name="P1">Object non affecte: lorsqu’un objet n’est pas affecte par un evenement geologique il est forcement plus recent que celui-ci. </text:p>
      <text:p text:style-name="P1"/>
      <text:p text:style-name="P1">En cumulant les observations sur le terrain, on arrive ainsi a reconstituer la chronologie relative des événements avec cependant des limites et parfois une absence de datation.</text:p>
      <text:p text:style-name="P1"/>
      <text:p text:style-name="P13"><text:span text:style-name="T9">2) Fossiles et datation</text:span></text:p>
      <text:p text:style-name="P14"/>
      <text:p text:style-name="P14"><text:span text:style-name="T9">Pour dater une couche en chronologie relative, on doit identifier un marqueur temporel: les fossiles (generalement aquatiques).</text:span></text:p>
      <text:p text:style-name="P14"><text:span text:style-name="T9">Ces derniers doivent posseder 3 caracteristiques essentielles pour etres utilises comme fossiles stratigraphiques</text:span></text:p>
      <text:p text:style-name="P14"/>
      <text:p text:style-name="P14"><text:span text:style-name="T9">- Une grande extension geographique – Ils doivent dont etre retrouves dans de nombreux affleurement sur tous les continents, dans les meme couches sedimentaires.</text:span></text:p>
      <text:p text:style-name="P14"/>
      <text:p text:style-name="P14"><text:span text:style-name="T9">- Une courte duree d’existence de l’espece - Pour ne permettre de datter qu’une couche bien precise.</text:span></text:p>
      <text:p text:style-name="P14"/>
      <text:p text:style-name="P14"><text:span text:style-name="T9">- Une forte abondance dans l’environement – Afin de les retrouver facilement et en grande quantite au sein de la couche correspondante.</text:span></text:p>
      <text:p text:style-name="P14"><text:soft-page-break/></text:p>
      <text:p text:style-name="P14"><text:span text:style-name="T9">On aboutit au principe d’identite paleontologique qui permet d’affirmer que deux roches qui presentent les meme fossiles stratigraphiques se sont formees au meme moment.</text:span></text:p>
      <text:p text:style-name="P14"/>
      <text:p text:style-name="P14"/>
      <text:p text:style-name="P13"><text:span text:style-name="T9">3) Une premiere echelle des temps</text:span></text:p>
      <text:p text:style-name="P14"/>
      <text:p text:style-name="P14"><text:span text:style-name="T9">A la fin du 19e siecle, l’age de la Terre n’est toujours pas determine precisement mais les geologues proposent déjà un decoupage du temps base sur les fossiles.</text:span></text:p>
      <text:p text:style-name="P14"/>
      <text:p text:style-name="P14"><text:span text:style-name="T9">Ils utilisent des stratotypes → affleurement caracteristique avec un ensemble de fossiles specifiques associes a une couche precise et/ou a sa limite.</text:span></text:p>
      <text:p text:style-name="P14"/>
      <text:p text:style-name="P14"><text:span text:style-name="T9">L’assemblage des differents stratotypes (=1 etage) en periodes (ex Jurassique) puis en eres (ex Secondaire) aboutit a l’echelle stratigraphique internationale, toujours en cours de precision.</text:span></text:p>
      <text:p text:style-name="P14"/>
      <text:p text:style-name="P14"/>
      <text:p text:style-name="P15"><text:span text:style-name="T9">II. La datation absolue</text:span></text:p>
      <text:p text:style-name="P14"/>
      <text:p text:style-name="P14"><text:span text:style-name="T9">Permet de dater precisement en Ma l’age d’une roche, d’un mineral, d’un phenomene geologique voir d’un fossile.</text:span></text:p>
      <text:p text:style-name="P14"/>
      <text:p text:style-name="P13"><text:span text:style-name="T9">1) Principe</text:span></text:p>
      <text:p text:style-name="P12"/>
      <text:p text:style-name="P14"><text:span text:style-name="T9">On utilise la decroissance radioactive de certains isotopes (peres) en mesurant la quantite d’elements fils presents a un moment precis.</text:span></text:p>
      <text:p text:style-name="P14"/>
      <text:p text:style-name="P14"><text:span text:style-name="T9">Les isotopes sont des nucléides (noyaux atomiques) partageant le même nombre de protons, mais ayant un nombre de neutrons différent.</text:span></text:p>
      <text:p text:style-name="P14"/>
      <text:p text:style-name="P14"><text:span text:style-name="T9">La date obtenue correspond au moment de la fermeture du systeme (confinement de la roche). La mesure ne peut se faire que sur des roches magmatiques et metamorphiques, jamais sedimentaires.</text:span></text:p>
      <text:p text:style-name="P14"/>
      <text:p text:style-name="P14"/>
      <text:p text:style-name="P13"><text:span text:style-name="T9">2) Le radiochronometre potassium (K)/argon (Ar)</text:span></text:p>
      <text:p text:style-name="P14"/>
      <text:p text:style-name="P14"><text:span text:style-name="T9">Interval de temps mesure: 1 a 100MMa</text:span></text:p>
      <text:p text:style-name="P14"/>
      <text:p text:style-name="P14"><text:span text:style-name="T9">L’element pere est le 40K il peut se desintegrer en 40Ca (90%) ou en 40Ar (10%).</text:span></text:p>
      <text:p text:style-name="P14"/>
      <text:p text:style-name="P14"><text:span text:style-name="T9">L’Argon est un gaz qui s’echappe facilement du liquide magmatique au moment du refroidissement donc on utilise le 40Ar residuel pour la datation;</text:span></text:p>
      <text:p text:style-name="P14"><text:span text:style-name="T9">T = 1,25*109 ans.</text:span></text:p>
      <text:p text:style-name="P14"/>
      <text:p text:style-name="P14"/>
      <text:p text:style-name="P13"><text:span text:style-name="T9">3) Le radiochronometre rubidium (Rb)/strontium (Sr)</text:span></text:p>
      <text:p text:style-name="P12"/>
      <text:p text:style-name="P14"><text:span text:style-name="T9">Intervalle de temps mesure: 10Ma a 1Ga</text:span></text:p>
      <text:p text:style-name="P14"/>
      <text:p text:style-name="P14"><text:span text:style-name="T9">Lors de la cristallisation d’un magma, les mineraux incorporent des elements Rb et Sr en petite quantite. </text:span></text:p>
      <text:p text:style-name="P14"><text:soft-page-break/></text:p>
      <text:p text:style-name="P14"><text:span text:style-name="T9">On utilise les rapports 87Rb/86Sr et 87Sr/86Sr et leur evolution au cours du temps.</text:span></text:p>
      <text:p text:style-name="P14"/>
      <text:p text:style-name="P14"><text:span text:style-name="T9">Les points formes sont allignes sur une droite isochrone dont la pente est d’autant + forte que le temps depuis la formation de la roche est long. </text:span></text:p>
      <text:p text:style-name="P14"/>
      <text:p text:style-name="P14"/>
      <text:p text:style-name="P13"><text:span text:style-name="T9">4) Le radiochronometre uranium (U)/plomb (Pb)</text:span></text:p>
      <text:p text:style-name="P14"/>
      <text:p text:style-name="P14"><text:span text:style-name="T9">Interval de temps mesure: &gt; 1Ga</text:span></text:p>
      <text:p text:style-name="P14"/>
      <text:p text:style-name="P14"><text:span text:style-name="T9">Les deux isotopes de l’uranium (235 et 238) se desintegrent en 2 isotopes du plomb (207 et 206) dont on mesure la concentration dans les zircons. </text:span></text:p>
      <text:p text:style-name="P14"/>
      <text:p text:style-name="P14"><text:span text:style-name="T9">Ces derniers, au moment de leur formation ne peuvent integrer de Pb donc toute la [Pb] mesuree provient de la desintegration de l’U. </text:span></text:p>
      <text:p text:style-name="P14"/>
      <text:p text:style-name="P14"><text:span text:style-name="T9">La datation se fait par simple report des mesures des rapports 206Pb/238U et 207Pb/235U de l’echantillon sur la courbe Concordia.</text:span></text:p>
      <text:p text:style-name="P14"/>
      <text:p text:style-name="P14"/>
      <text:p text:style-name="P15"><text:span text:style-name="T9">Conclusion</text:span></text:p>
      <text:p text:style-name="P14"/>
      <text:p text:style-name="P14"><text:span text:style-name="T9">La methode de datation absolue se base sur les variations du rapport isotopique dues a la desintegration radioactive. On utilise divers isotopes en fonction de l’age suppose de l’echantillon et de la nature de la roche. Elle a permis d’attribuer des ages absolus aux etages de l’echelle chronostratigraphique etablie par datation relative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erif CJK SC" svg:font-family="'Noto Serif CJK SC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tyle_20_de_20_dessin_20_par_20_défaut" style:display-name="Style de dessin par défaut" style:family="paragraph">
      <style:paragraph-properties style:line-height-at-least="0.139in" fo:hyphenation-ladder-count="no-limit"/>
      <style:text-properties style:font-name="Lohit Devanagari" fo:font-family="'Lohit Devanagari'" style:font-family-generic="system" style:font-pitch="variable" fo:font-size="18pt" style:font-name-asian="DejaVu Sans1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Objet_20_sans_20_remplissage" style:display-name="Objet sans remplissage" style:family="paragraph" style:parent-style-name="Style_20_de_20_dessin_20_par_20_défau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A4" style:family="paragraph" style:parent-style-name="Text">
      <style:paragraph-properties fo:hyphenation-ladder-count="no-limit"/>
      <style:text-properties style:font-name="Noto Sans" fo:font-family="'Noto Sans'" style:font-family-generic="swiss" style:font-pitch="variable" fo:font-size="18pt" style:font-name-asian="Noto Sans" style:font-family-asian="'Noto Sans'" style:font-family-generic-asian="swiss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Text" style:family="paragraph" style:parent-style-name="Caption" style:class="extra">
      <style:paragraph-properties fo:hyphenation-ladder-count="no-limit"/>
      <style:text-properties fo:hyphenate="false" loext:hyphenation-no-caps="false"/>
    </style:style>
    <style:style style:name="Titre_20_A4" style:display-name="Titre A4" style:family="paragraph" style:parent-style-name="A4">
      <style:paragraph-properties fo:hyphenation-ladder-count="no-limit"/>
      <style:text-properties fo:font-size="43.5pt" style:font-size-asian="43.5pt" fo:hyphenate="false" loext:hyphenation-no-caps="false"/>
    </style:style>
    <style:style style:name="En-tête_20_A4" style:display-name="En-tête A4" style:family="paragraph" style:parent-style-name="A4">
      <style:paragraph-properties fo:hyphenation-ladder-count="no-limit"/>
      <style:text-properties fo:font-size="24pt" style:font-size-asian="24pt" fo:hyphenate="false" loext:hyphenation-no-caps="false"/>
    </style:style>
    <style:style style:name="Texte_20_A4" style:display-name="Texte A4" style:family="paragraph" style:parent-style-name="A4">
      <style:paragraph-properties fo:hyphenation-ladder-count="no-limit"/>
      <style:text-properties fo:hyphenate="false" loext:hyphenation-no-caps="false"/>
    </style:style>
    <style:style style:name="A0" style:family="paragraph" style:parent-style-name="Text">
      <style:paragraph-properties fo:hyphenation-ladder-count="no-limit"/>
      <style:text-properties style:font-name="Noto Sans" fo:font-family="'Noto Sans'" style:font-family-generic="swiss" style:font-pitch="variable" fo:font-size="47.5pt" style:font-name-asian="Noto Sans" style:font-family-asian="'Noto Sans'" style:font-family-generic-asian="swiss" style:font-pitch-asian="variable" style:font-size-asian="47.5pt" style:font-name-complex="Noto Sans" style:font-family-complex="'Noto Sans'" style:font-family-generic-complex="swiss" style:font-pitch-complex="variable" fo:hyphenate="false" loext:hyphenation-no-caps="false"/>
    </style:style>
    <style:style style:name="Titre_20_A0" style:display-name="Titre A0" style:family="paragraph" style:parent-style-name="A0">
      <style:paragraph-properties fo:hyphenation-ladder-count="no-limit"/>
      <style:text-properties fo:font-size="95.5pt" style:font-size-asian="95.5pt" fo:hyphenate="false" loext:hyphenation-no-caps="false"/>
    </style:style>
    <style:style style:name="En-tête_20_A0" style:display-name="En-tête A0" style:family="paragraph" style:parent-style-name="A0">
      <style:paragraph-properties fo:hyphenation-ladder-count="no-limit"/>
      <style:text-properties fo:font-size="71.5pt" style:font-size-asian="71.5pt" fo:hyphenate="false" loext:hyphenation-no-caps="false"/>
    </style:style>
    <style:style style:name="Texte_20_A0" style:display-name="Texte A0" style:family="paragraph" style:parent-style-name="A0">
      <style:paragraph-properties fo:hyphenation-ladder-count="no-limit"/>
      <style:text-properties fo:hyphenate="false" loext:hyphenation-no-caps="false"/>
    </style:style>
    <style:style style:name="Image" style:family="paragraph">
      <style:paragraph-properties fo:hyphenation-ladder-count="no-limit"/>
      <style:text-properties style:font-name="Liberation Sans" fo:font-family="'Liberation Sans'" style:font-family-generic="swiss" style:font-pitch="variable" fo:font-size="18pt" style:font-name-asian="DejaVu Sans1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Formes" style:family="paragraph" style:parent-style-name="Image">
      <style:paragraph-properties fo:hyphenation-ladder-count="no-limit"/>
      <style:text-properties fo:font-size="14pt" fo:font-weight="bold" style:font-name-asian="Liberation Sans" style:font-family-asian="'Liberation Sans'" style:font-family-generic-asian="swiss" style:font-pitch-asian="variable" style:font-size-asian="14pt" style:font-weight-asian="bold" style:font-name-complex="Liberation Sans" style:font-family-complex="'Liberation Sans'" style:font-family-generic-complex="swiss" style:font-pitch-complex="variable" fo:hyphenate="false" loext:hyphenation-no-caps="false"/>
    </style:style>
    <style:style style:name="Plein" style:family="paragraph" style:parent-style-name="Formes">
      <style:paragraph-properties fo:hyphenation-ladder-count="no-limit"/>
      <style:text-properties fo:hyphenate="false" loext:hyphenation-no-caps="false"/>
    </style:style>
    <style:style style:name="Plein_20_bleu" style:display-name="Plein bleu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Plein_20_vert" style:display-name="Plein vert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Plein_20_rouge" style:display-name="Plein rouge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Plein_20_jaune" style:display-name="Plein jaune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Contour" style:family="paragraph" style:parent-style-name="Formes">
      <style:paragraph-properties fo:hyphenation-ladder-count="no-limit"/>
      <style:text-properties fo:hyphenate="false" loext:hyphenation-no-caps="false"/>
    </style:style>
    <style:style style:name="Contour_20_bleu" style:display-name="Contour bleu" style:family="paragraph" style:parent-style-name="Contour">
      <style:paragraph-properties fo:hyphenation-ladder-count="no-limit"/>
      <style:text-properties fo:color="#355269" loext:opacity="100%" fo:hyphenate="false" loext:hyphenation-no-caps="false"/>
    </style:style>
    <style:style style:name="Contour_20_vert" style:display-name="Contour vert" style:family="paragraph" style:parent-style-name="Contour">
      <style:paragraph-properties fo:hyphenation-ladder-count="no-limit"/>
      <style:text-properties fo:color="#127622" loext:opacity="100%" fo:hyphenate="false" loext:hyphenation-no-caps="false"/>
    </style:style>
    <style:style style:name="Contour_20_rouge" style:display-name="Contour rouge" style:family="paragraph" style:parent-style-name="Contour">
      <style:paragraph-properties fo:hyphenation-ladder-count="no-limit"/>
      <style:text-properties fo:color="#c9211e" loext:opacity="100%" fo:hyphenate="false" loext:hyphenation-no-caps="false"/>
    </style:style>
    <style:style style:name="Contour_20_jaune" style:display-name="Contour jaune" style:family="paragraph" style:parent-style-name="Contour">
      <style:paragraph-properties fo:hyphenation-ladder-count="no-limit"/>
      <style:text-properties fo:color="#b47804" loext:opacity="100%" fo:hyphenate="false" loext:hyphenation-no-caps="false"/>
    </style:style>
    <style:style style:name="Lignes" style:family="paragraph" style:parent-style-name="Image">
      <style:paragraph-properties fo:hyphenation-ladder-count="no-limit"/>
      <style:text-properties style:font-name-asian="Liberation Sans" style:font-family-asian="'Liberation Sans'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/>
    </style:style>
    <style:style style:name="Ligne_20_fléchée" style:display-name="Ligne fléchée" style:family="paragraph" style:parent-style-name="Lignes">
      <style:paragraph-properties fo:hyphenation-ladder-count="no-limit"/>
      <style:text-properties fo:hyphenate="false" loext:hyphenation-no-caps="false"/>
    </style:style>
    <style:style style:name="Ligne_20_en_20_pointillés" style:display-name="Ligne en pointillés" style:family="paragraph" style:parent-style-name="Lignes">
      <style:paragraph-properties fo:hyphenation-ladder-count="no-limit"/>
      <style:text-properties fo:hyphenate="false" loext:hyphenation-no-caps="false"/>
    </style:style>
    <style:style style:name="Diapositive_20_de_20_titre_7e_LT_7e_Gliederung_20_1" style:display-name="Diapositive de titre~LT~Gliederung 1" style:family="paragraph">
      <style:paragraph-properties fo:margin-top="0.1965in" fo:margin-bottom="0in" style:contextual-spacing="false" fo:line-height="90%" fo:hyphenation-ladder-count="no-limit"/>
      <style:text-properties fo:color="#ededed" loext:opacity="100%" style:font-name="Lohit Devanagari" fo:font-family="'Lohit Devanagari'" style:font-family-generic="system" style:font-pitch="variable" fo:font-size="28pt" style:font-name-asian="DejaVu Sans1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Gliederung_20_2" style:display-name="Diapositive de titre~LT~Gliederung 2" style:family="paragraph" style:parent-style-name="Diapositive_20_de_20_titre_7e_LT_7e_Gliederung_20_1">
      <style:paragraph-properties fo:margin-top="0.1575in" fo:margin-bottom="0in" style:contextual-spacing="false" fo:hyphenation-ladder-count="no-limit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/>
    </style:style>
    <style:style style:name="Diapositive_20_de_20_titre_7e_LT_7e_Gliederung_20_3" style:display-name="Diapositive de titre~LT~Gliederung 3" style:family="paragraph" style:parent-style-name="Diapositive_20_de_20_titre_7e_LT_7e_Gliederung_20_2">
      <style:paragraph-properties fo:margin-top="0.1181in" fo:margin-bottom="0in" style:contextual-spacing="false" fo:hyphenation-ladder-count="no-limit"/>
      <style:text-properties fo:font-size="18pt" style:font-size-asian="18pt" fo:hyphenate="false" loext:hyphenation-no-caps="false"/>
    </style:style>
    <style:style style:name="Diapositive_20_de_20_titre_7e_LT_7e_Gliederung_20_4" style:display-name="Diapositive de titre~LT~Gliederung 4" style:family="paragraph" style:parent-style-name="Diapositive_20_de_20_titre_7e_LT_7e_Gliederung_20_3">
      <style:paragraph-properties fo:margin-top="0.0783in" fo:margin-bottom="0in" style:contextual-spacing="false" fo:hyphenation-ladder-count="no-limit"/>
      <style:text-properties fo:hyphenate="false" loext:hyphenation-no-caps="false"/>
    </style:style>
    <style:style style:name="Diapositive_20_de_20_titre_7e_LT_7e_Gliederung_20_5" style:display-name="Diapositive de titre~LT~Gliederung 5" style:family="paragraph" style:parent-style-name="Diapositive_20_de_20_titre_7e_LT_7e_Gliederung_20_4">
      <style:paragraph-properties fo:margin-top="0.0398in" fo:margin-bottom="0in" style:contextual-spacing="false" fo:hyphenation-ladder-count="no-limit"/>
      <style:text-properties fo:font-size="20pt" style:font-size-asian="20pt" fo:hyphenate="false" loext:hyphenation-no-caps="false"/>
    </style:style>
    <style:style style:name="Diapositive_20_de_20_titre_7e_LT_7e_Gliederung_20_6" style:display-name="Diapositive de titre~LT~Gliederung 6" style:family="paragraph" style:parent-style-name="Diapositive_20_de_20_titre_7e_LT_7e_Gliederung_20_5">
      <style:paragraph-properties fo:hyphenation-ladder-count="no-limit"/>
      <style:text-properties fo:hyphenate="false" loext:hyphenation-no-caps="false"/>
    </style:style>
    <style:style style:name="Diapositive_20_de_20_titre_7e_LT_7e_Gliederung_20_7" style:display-name="Diapositive de titre~LT~Gliederung 7" style:family="paragraph" style:parent-style-name="Diapositive_20_de_20_titre_7e_LT_7e_Gliederung_20_6">
      <style:paragraph-properties fo:hyphenation-ladder-count="no-limit"/>
      <style:text-properties fo:hyphenate="false" loext:hyphenation-no-caps="false"/>
    </style:style>
    <style:style style:name="Diapositive_20_de_20_titre_7e_LT_7e_Gliederung_20_8" style:display-name="Diapositive de titre~LT~Gliederung 8" style:family="paragraph" style:parent-style-name="Diapositive_20_de_20_titre_7e_LT_7e_Gliederung_20_7">
      <style:paragraph-properties fo:hyphenation-ladder-count="no-limit"/>
      <style:text-properties fo:hyphenate="false" loext:hyphenation-no-caps="false"/>
    </style:style>
    <style:style style:name="Diapositive_20_de_20_titre_7e_LT_7e_Gliederung_20_9" style:display-name="Diapositive de titre~LT~Gliederung 9" style:family="paragraph" style:parent-style-name="Diapositive_20_de_20_titre_7e_LT_7e_Gliederung_20_8">
      <style:paragraph-properties fo:hyphenation-ladder-count="no-limit"/>
      <style:text-properties fo:hyphenate="false" loext:hyphenation-no-caps="false"/>
    </style:style>
    <style:style style:name="Diapositive_20_de_20_titre_7e_LT_7e_Titel" style:display-name="Diapositive de titre~LT~Titel" style:family="paragraph">
      <style:paragraph-properties style:line-height-at-least="0.139in" fo:hyphenation-ladder-count="no-limit"/>
      <style:text-properties fo:color="#ffffff" loext:opacity="100%" style:font-name="Lohit Devanagari" fo:font-family="'Lohit Devanagari'" style:font-family-generic="system" style:font-pitch="variable" fo:font-size="18pt" style:font-name-asian="DejaVu Sans1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Untertitel" style:display-name="Diapositive de titre~LT~Untertitel" style:family="paragraph">
      <style:paragraph-properties fo:text-align="center" style:justify-single-word="false" fo:hyphenation-ladder-count="no-limit"/>
      <style:text-properties style:font-name="Lohit Devanagari" fo:font-family="'Lohit Devanagari'" style:font-family-generic="system" style:font-pitch="variable" fo:font-size="32pt" style:font-name-asian="DejaVu Sans1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Notizen" style:display-name="Diapositive de titre~LT~Notizen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1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Hintergrundobjekte" style:display-name="Diapositive de titre~LT~Hintergrundobjekte" style:family="paragraph">
      <style:paragraph-properties fo:hyphenation-ladder-count="no-limit"/>
      <style:text-properties style:font-name-asian="DejaVu Sans1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Hintergrund" style:display-name="Diapositive de titre~LT~Hintergrund" style:family="paragraph">
      <style:paragraph-properties fo:hyphenation-ladder-count="no-limit"/>
      <style:text-properties style:font-name-asian="DejaVu Sans1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default" style:family="paragraph">
      <style:paragraph-properties style:line-height-at-least="0.139in" fo:hyphenation-ladder-count="no-limit"/>
      <style:text-properties style:font-name="Lohit Devanagari" fo:font-family="'Lohit Devanagari'" style:font-family-generic="system" style:font-pitch="variable" fo:font-size="18pt" style:font-name-asian="DejaVu Sans1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gray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ay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ay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w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w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w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rang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rang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rang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turquois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turquois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turquois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lu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lu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lu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un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un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un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earth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earth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earth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een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een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een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yellow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yellow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yellow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bjets_20_d_27_arrière-plan" style:display-name="Objets d'arrière-plan" style:family="paragraph">
      <style:paragraph-properties fo:hyphenation-ladder-count="no-limit"/>
      <style:text-properties style:font-name-asian="DejaVu Sans1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Arrière-plan" style:family="paragraph">
      <style:paragraph-properties fo:hyphenation-ladder-count="no-limit"/>
      <style:text-properties style:font-name-asian="DejaVu Sans1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Notes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1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/>
    </style:style>
    <style:style style:name="Plan_20_1" style:display-name="Plan 1" style:family="paragraph">
      <style:paragraph-properties fo:margin-top="0.1965in" fo:margin-bottom="0in" style:contextual-spacing="false" fo:line-height="90%" fo:hyphenation-ladder-count="no-limit"/>
      <style:text-properties fo:color="#ededed" loext:opacity="100%" style:font-name="Lohit Devanagari" fo:font-family="'Lohit Devanagari'" style:font-family-generic="system" style:font-pitch="variable" fo:font-size="28pt" style:font-name-asian="DejaVu Sans1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/>
    </style:style>
    <style:style style:name="Plan_20_2" style:display-name="Plan 2" style:family="paragraph" style:parent-style-name="Plan_20_1">
      <style:paragraph-properties fo:margin-top="0.1575in" fo:margin-bottom="0in" style:contextual-spacing="false" fo:hyphenation-ladder-count="no-limit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/>
    </style:style>
    <style:style style:name="Plan_20_3" style:display-name="Plan 3" style:family="paragraph" style:parent-style-name="Plan_20_2">
      <style:paragraph-properties fo:margin-top="0.1181in" fo:margin-bottom="0in" style:contextual-spacing="false" fo:hyphenation-ladder-count="no-limit"/>
      <style:text-properties fo:font-size="18pt" style:font-size-asian="18pt" fo:hyphenate="false" loext:hyphenation-no-caps="false"/>
    </style:style>
    <style:style style:name="Plan_20_4" style:display-name="Plan 4" style:family="paragraph" style:parent-style-name="Plan_20_3">
      <style:paragraph-properties fo:margin-top="0.0783in" fo:margin-bottom="0in" style:contextual-spacing="false" fo:hyphenation-ladder-count="no-limit"/>
      <style:text-properties fo:hyphenate="false" loext:hyphenation-no-caps="false"/>
    </style:style>
    <style:style style:name="Plan_20_5" style:display-name="Plan 5" style:family="paragraph" style:parent-style-name="Plan_20_4">
      <style:paragraph-properties fo:margin-top="0.0398in" fo:margin-bottom="0in" style:contextual-spacing="false" fo:hyphenation-ladder-count="no-limit"/>
      <style:text-properties fo:font-size="20pt" style:font-size-asian="20pt" fo:hyphenate="false" loext:hyphenation-no-caps="false"/>
    </style:style>
    <style:style style:name="Plan_20_6" style:display-name="Plan 6" style:family="paragraph" style:parent-style-name="Plan_20_5">
      <style:paragraph-properties fo:hyphenation-ladder-count="no-limit"/>
      <style:text-properties fo:hyphenate="false" loext:hyphenation-no-caps="false"/>
    </style:style>
    <style:style style:name="Plan_20_7" style:display-name="Plan 7" style:family="paragraph" style:parent-style-name="Plan_20_6">
      <style:paragraph-properties fo:hyphenation-ladder-count="no-limit"/>
      <style:text-properties fo:hyphenate="false" loext:hyphenation-no-caps="false"/>
    </style:style>
    <style:style style:name="Plan_20_8" style:display-name="Plan 8" style:family="paragraph" style:parent-style-name="Plan_20_7">
      <style:paragraph-properties fo:hyphenation-ladder-count="no-limit"/>
      <style:text-properties fo:hyphenate="false" loext:hyphenation-no-caps="false"/>
    </style:style>
    <style:style style:name="Plan_20_9" style:display-name="Plan 9" style:family="paragraph" style:parent-style-name="Plan_20_8">
      <style:paragraph-properties fo:hyphenation-ladder-count="no-limit"/>
      <style:text-properties fo:hyphenate="false" loext:hyphenation-no-caps="false"/>
    </style:style>
    <style:style style:name="Titre_20_et_20_contenu_7e_LT_7e_Gliederung_20_1" style:display-name="Titre et contenu~LT~Gliederung 1" style:family="paragraph">
      <style:paragraph-properties fo:margin-top="0.1965in" fo:margin-bottom="0in" style:contextual-spacing="false" fo:line-height="90%" fo:hyphenation-ladder-count="no-limit"/>
      <style:text-properties fo:color="#ededed" loext:opacity="100%" style:font-name="Lohit Devanagari" fo:font-family="'Lohit Devanagari'" style:font-family-generic="system" style:font-pitch="variable" fo:font-size="28pt" style:font-name-asian="DejaVu Sans1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Gliederung_20_2" style:display-name="Titre et contenu~LT~Gliederung 2" style:family="paragraph" style:parent-style-name="Titre_20_et_20_contenu_7e_LT_7e_Gliederung_20_1">
      <style:paragraph-properties fo:margin-top="0.1575in" fo:margin-bottom="0in" style:contextual-spacing="false" fo:hyphenation-ladder-count="no-limit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/>
    </style:style>
    <style:style style:name="Titre_20_et_20_contenu_7e_LT_7e_Gliederung_20_3" style:display-name="Titre et contenu~LT~Gliederung 3" style:family="paragraph" style:parent-style-name="Titre_20_et_20_contenu_7e_LT_7e_Gliederung_20_2">
      <style:paragraph-properties fo:margin-top="0.1181in" fo:margin-bottom="0in" style:contextual-spacing="false" fo:hyphenation-ladder-count="no-limit"/>
      <style:text-properties fo:font-size="18pt" style:font-size-asian="18pt" fo:hyphenate="false" loext:hyphenation-no-caps="false"/>
    </style:style>
    <style:style style:name="Titre_20_et_20_contenu_7e_LT_7e_Gliederung_20_4" style:display-name="Titre et contenu~LT~Gliederung 4" style:family="paragraph" style:parent-style-name="Titre_20_et_20_contenu_7e_LT_7e_Gliederung_20_3">
      <style:paragraph-properties fo:margin-top="0.0783in" fo:margin-bottom="0in" style:contextual-spacing="false" fo:hyphenation-ladder-count="no-limit"/>
      <style:text-properties fo:hyphenate="false" loext:hyphenation-no-caps="false"/>
    </style:style>
    <style:style style:name="Titre_20_et_20_contenu_7e_LT_7e_Gliederung_20_5" style:display-name="Titre et contenu~LT~Gliederung 5" style:family="paragraph" style:parent-style-name="Titre_20_et_20_contenu_7e_LT_7e_Gliederung_20_4">
      <style:paragraph-properties fo:margin-top="0.0398in" fo:margin-bottom="0in" style:contextual-spacing="false" fo:hyphenation-ladder-count="no-limit"/>
      <style:text-properties fo:font-size="20pt" style:font-size-asian="20pt" fo:hyphenate="false" loext:hyphenation-no-caps="false"/>
    </style:style>
    <style:style style:name="Titre_20_et_20_contenu_7e_LT_7e_Gliederung_20_6" style:display-name="Titre et contenu~LT~Gliederung 6" style:family="paragraph" style:parent-style-name="Titre_20_et_20_contenu_7e_LT_7e_Gliederung_20_5">
      <style:paragraph-properties fo:hyphenation-ladder-count="no-limit"/>
      <style:text-properties fo:hyphenate="false" loext:hyphenation-no-caps="false"/>
    </style:style>
    <style:style style:name="Titre_20_et_20_contenu_7e_LT_7e_Gliederung_20_7" style:display-name="Titre et contenu~LT~Gliederung 7" style:family="paragraph" style:parent-style-name="Titre_20_et_20_contenu_7e_LT_7e_Gliederung_20_6">
      <style:paragraph-properties fo:hyphenation-ladder-count="no-limit"/>
      <style:text-properties fo:hyphenate="false" loext:hyphenation-no-caps="false"/>
    </style:style>
    <style:style style:name="Titre_20_et_20_contenu_7e_LT_7e_Gliederung_20_8" style:display-name="Titre et contenu~LT~Gliederung 8" style:family="paragraph" style:parent-style-name="Titre_20_et_20_contenu_7e_LT_7e_Gliederung_20_7">
      <style:paragraph-properties fo:hyphenation-ladder-count="no-limit"/>
      <style:text-properties fo:hyphenate="false" loext:hyphenation-no-caps="false"/>
    </style:style>
    <style:style style:name="Titre_20_et_20_contenu_7e_LT_7e_Gliederung_20_9" style:display-name="Titre et contenu~LT~Gliederung 9" style:family="paragraph" style:parent-style-name="Titre_20_et_20_contenu_7e_LT_7e_Gliederung_20_8">
      <style:paragraph-properties fo:hyphenation-ladder-count="no-limit"/>
      <style:text-properties fo:hyphenate="false" loext:hyphenation-no-caps="false"/>
    </style:style>
    <style:style style:name="Titre_20_et_20_contenu_7e_LT_7e_Titel" style:display-name="Titre et contenu~LT~Titel" style:family="paragraph">
      <style:paragraph-properties style:line-height-at-least="0.139in" fo:hyphenation-ladder-count="no-limit"/>
      <style:text-properties fo:color="#ffffff" loext:opacity="100%" style:font-name="Lohit Devanagari" fo:font-family="'Lohit Devanagari'" style:font-family-generic="system" style:font-pitch="variable" fo:font-size="18pt" style:font-name-asian="DejaVu Sans1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Untertitel" style:display-name="Titre et contenu~LT~Untertitel" style:family="paragraph">
      <style:paragraph-properties fo:text-align="center" style:justify-single-word="false" fo:hyphenation-ladder-count="no-limit"/>
      <style:text-properties style:font-name="Lohit Devanagari" fo:font-family="'Lohit Devanagari'" style:font-family-generic="system" style:font-pitch="variable" fo:font-size="32pt" style:font-name-asian="DejaVu Sans1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Notizen" style:display-name="Titre et contenu~LT~Notizen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1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Hintergrundobjekte" style:display-name="Titre et contenu~LT~Hintergrundobjekte" style:family="paragraph">
      <style:paragraph-properties fo:hyphenation-ladder-count="no-limit"/>
      <style:text-properties style:font-name-asian="DejaVu Sans1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Hintergrund" style:display-name="Titre et contenu~LT~Hintergrund" style:family="paragraph">
      <style:paragraph-properties fo:hyphenation-ladder-count="no-limit"/>
      <style:text-properties style:font-name-asian="DejaVu Sans1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="Corbel" fo:font-family="Corbel" style:font-family-generic="swiss" style:font-pitch="variable" fo:font-size="28pt" style:font-name-asian="Corbel" style:font-family-asian="Corbel" style:font-family-generic-asian="swiss" style:font-pitch-asian="variable" style:font-size-asian="28pt" style:font-name-complex="Corbel" style:font-family-complex="Corbel" style:font-family-generic-complex="swiss" style:font-pitch-complex="variable"/>
    </style:style>
    <style:style style:name="WW_5f_CharLFO1LVL1" style:display-name="WW_CharLFO1LVL1" style:family="text">
      <style:text-properties style:font-name="Corbel" fo:font-family="Corbel" style:font-family-generic="swiss" style:font-pitch="variable" fo:font-size="28pt" style:font-size-asian="28pt"/>
    </style:style>
    <style:style style:name="Line_20_numbering" style:display-name="Line numbering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Corbe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#212121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212121" draw:opacity="100%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212121" draw:opacity="100%"/>
    </style:style>
  </office:automatic-styles>
  <office:master-styles>
    <style:master-page style:name="Standard" style:page-layout-name="Mpm1" draw:style-name="Mdp1"/>
    <style:master-page style:name="MP0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1-15T16:49:00Z</meta:creation-date>
    <dc:date>2024-05-04T18:49:32.949822216</dc:date>
    <meta:editing-cycles>54</meta:editing-cycles>
    <meta:editing-duration>PT48M20S</meta:editing-duration>
    <meta:document-statistic meta:table-count="0" meta:image-count="0" meta:object-count="0" meta:page-count="3" meta:paragraph-count="48" meta:word-count="714" meta:character-count="4619" meta:non-whitespace-character-count="3945"/>
    <meta:template xlink:type="simple" xlink:actuate="onRequest" xlink:title="" xlink:href="Normal.dotm"/>
  </office:meta>
</office:document-meta>
</file>